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600000008F6A783A3DC8932FE7.png" manifest:media-type="image/png"/>
  <manifest:file-entry manifest:full-path="Pictures/100006A00000018D0000018D2F87D344D623AC12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venir Next" svg:font-family="'Avenir Next'" style:font-pitch="variable"/>
    <style:font-face style:name="Arial" svg:font-family="Arial" style:font-family-generic="roman" style:font-pitch="variable"/>
    <style:font-face style:name="Avenir Next1" svg:font-family="'Avenir Nex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MyIBM-outline1">
      <style:graphic-properties fo:min-height="16.441cm"/>
    </style:style>
    <style:style style:name="pr2" style:family="presentation" style:parent-style-name="MyIBM-notes">
      <style:graphic-properties draw:fill-color="#ffffff" fo:min-height="11.171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12pt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MyIBM" presentation:presentation-page-layout-name="AL1T1" presentation:use-date-time-name="dtd1">
        <office:forms form:automatic-focus="false" form:apply-design-mode="false"/>
        <draw:frame presentation:style-name="MyIBM-title" draw:layer="layout" svg:width="25.4cm" svg:height="2.032cm" svg:x="0.635cm" svg:y="0cm" presentation:class="title" presentation:user-transformed="true">
          <draw:text-box>
            <text:p>CP Optimizer concepts</text:p>
          </draw:text-box>
        </draw:frame>
        <draw:frame presentation:style-name="pr1" draw:text-style-name="P1" draw:layer="layout" svg:width="15.621cm" svg:height="16.701cm" svg:x="0.762cm" svg:y="2.667cm" presentation:class="outline" presentation:user-transformed="true">
          <draw:text-box>
            <text:list text:style-name="L2">
              <text:list-item>
                <text:p text:style-name="P1"><text:span text:style-name="T1">Interval variables</text:span></text:p>
                <text:list>
                  <text:list-item>
                    <text:p><text:span text:style-name="T1">Optional interval variables</text:span></text:p>
                  </text:list-item>
                  <text:list-item>
                    <text:p><text:span text:style-name="T1">Intensity function</text:span></text:p>
                  </text:list-item>
                </text:list>
              </text:list-item>
              <text:list-item>
                <text:p text:style-name="P1"><text:span text:style-name="T1">Precedence constraints</text:span></text:p>
              </text:list-item>
              <text:list-item>
                <text:p text:style-name="P1"><text:span text:style-name="T1">Presence constraints</text:span></text:p>
              </text:list-item>
              <text:list-item>
                <text:p text:style-name="P1"><text:span text:style-name="T1">Alternative</text:span></text:p>
              </text:list-item>
              <text:list-item>
                <text:p text:style-name="P1"><text:span text:style-name="T1">Span</text:span></text:p>
              </text:list-item>
              <text:list-item>
                <text:p text:style-name="P1"><text:span text:style-name="T1">Sequence variables</text:span></text:p>
                <text:list>
                  <text:list-item>
                    <text:p><text:span text:style-name="T1">No-overlap</text:span></text:p>
                  </text:list-item>
                  <text:list-item>
                    <text:p><text:span text:style-name="T1">Transition distances</text:span></text:p>
                  </text:list-item>
                </text:list>
              </text:list-item>
              <text:list-item>
                <text:p text:style-name="P1"><text:span text:style-name="T1">Cumul functions</text:span></text:p>
              </text:list-item>
              <text:list-item>
                <text:p text:style-name="P1"><text:span text:style-name="T1">State function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" presentation:class="page"/>
          <draw:frame presentation:style-name="pr2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venir Next" svg:font-family="'Avenir Next'" style:font-pitch="variable"/>
    <style:font-face style:name="Arial" svg:font-family="Arial" style:font-family-generic="roman" style:font-pitch="variable"/>
    <style:font-face style:name="Avenir Next1" svg:font-family="'Avenir Nex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Lucida Sans Unicode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My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My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MyIBM-notes" style:family="presentation">
      <style:graphic-properties draw:stroke="none" draw:fill="none" fo:padding-top="0.13cm" fo:padding-bottom="0.13cm" fo:padding-left="0.25cm" fo:padding-right="0.25cm" fo:wrap-option="no-wrap">
        <text:list-style style:name="My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-outline1" style:family="presentation">
      <style:graphic-properties draw:stroke="none" draw:fill="none" fo:padding-top="0.13cm" fo:padding-bottom="0.13cm" fo:padding-left="0.25cm" fo:padding-right="0.25cm" fo:wrap-option="no-wrap">
        <text:list-style style:name="MyIBM-outline1">
          <text:list-level-style-image text:level="1" xlink:href="Pictures/100006A00000018D0000018D2F87D344D623AC12.svg" xlink:type="simple" xlink:show="embed" xlink:actuate="onLoad">
            <style:list-level-properties text:min-label-width="0.762cm" style:vertical-pos="middle" style:vertical-rel="line" fo:width="0.397cm" fo:height="0.397cm"/>
          </text:list-level-style-image>
          <text:list-level-style-image text:level="2" xlink:href="Pictures/100006A00000018D0000018D2F87D344D623AC12.svg" xlink:type="simple" xlink:show="embed" xlink:actuate="onLoad">
            <style:list-level-properties text:space-before="0.762cm" text:min-label-width="0.762cm" style:vertical-pos="middle" style:vertical-rel="line" fo:width="0.33cm" fo:height="0.33cm"/>
          </text:list-level-style-image>
          <text:list-level-style-image text:level="3" xlink:href="Pictures/100006A00000018D0000018D2F87D344D623AC12.svg" xlink:type="simple" xlink:show="embed" xlink:actuate="onLoad">
            <style:list-level-properties text:space-before="1.524cm" text:min-label-width="0.762cm" style:vertical-pos="middle" style:vertical-rel="line" fo:width="0.279cm" fo:height="0.279cm"/>
          </text:list-level-style-image>
          <text:list-level-style-image text:level="4" xlink:href="Pictures/100006A00000018D0000018D2F87D344D623AC12.svg" xlink:type="simple" xlink:show="embed" xlink:actuate="onLoad">
            <style:list-level-properties text:space-before="2.286cm" text:min-label-width="0.762cm" style:vertical-pos="middle" style:vertical-rel="line" fo:width="0.254cm" fo:height="0.254cm"/>
          </text:list-level-style-image>
          <text:list-level-style-image text:level="5" xlink:href="Pictures/100006A00000018D0000018D2F87D344D623AC12.svg" xlink:type="simple" xlink:show="embed" xlink:actuate="onLoad">
            <style:list-level-properties text:space-before="3.048cm" text:min-label-width="0.762cm" style:vertical-pos="middle" style:vertical-rel="line" fo:width="0.254cm" fo:height="0.254cm"/>
          </text:list-level-style-image>
          <text:list-level-style-image text:level="6" xlink:href="Pictures/100006A00000018D0000018D2F87D344D623AC12.svg" xlink:type="simple" xlink:show="embed" xlink:actuate="onLoad">
            <style:list-level-properties text:space-before="3.81cm" text:min-label-width="0.762cm" style:vertical-pos="middle" style:vertical-rel="line" fo:width="0.254cm" fo:height="0.254cm"/>
          </text:list-level-style-image>
          <text:list-level-style-image text:level="7" xlink:href="Pictures/100006A00000018D0000018D2F87D344D623AC12.svg" xlink:type="simple" xlink:show="embed" xlink:actuate="onLoad">
            <style:list-level-properties text:space-before="4.572cm" text:min-label-width="0.762cm" style:vertical-pos="middle" style:vertical-rel="line" fo:width="0.254cm" fo:height="0.254cm"/>
          </text:list-level-style-image>
          <text:list-level-style-image text:level="8" xlink:href="Pictures/100006A00000018D0000018D2F87D344D623AC12.svg" xlink:type="simple" xlink:show="embed" xlink:actuate="onLoad">
            <style:list-level-properties text:space-before="5.334cm" text:min-label-width="0.762cm" style:vertical-pos="middle" style:vertical-rel="line" fo:width="0.254cm" fo:height="0.254cm"/>
          </text:list-level-style-image>
          <text:list-level-style-image text:level="9" xlink:href="Pictures/100006A00000018D0000018D2F87D344D623AC12.svg" xlink:type="simple" xlink:show="embed" xlink:actuate="onLoad">
            <style:list-level-properties text:space-before="6.096cm" text:min-label-width="0.762cm" style:vertical-pos="middle" style:vertical-rel="line" fo:width="0.254cm" fo:height="0.254cm"/>
          </text:list-level-style-image>
          <text:list-level-style-image text:level="10" xlink:href="Pictures/100006A00000018D0000018D2F87D344D623AC12.svg" xlink:type="simple" xlink:show="embed" xlink:actuate="onLoad">
            <style:list-level-properties text:space-before="6.858cm" text:min-label-width="0.762cm" style:vertical-pos="middle" style:vertical-rel="line" fo:width="0.254cm" fo:height="0.254cm"/>
          </text:list-level-style-image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line-through-type="none" style:text-position="0% 100%" style:font-name="Avenir Next" fo:font-family="'Avenir Next'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name-complex="Tahoma1" style:font-family-complex="Tahom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yIBM-outline2" style:family="presentation" style:parent-style-name="MyIBM-outline1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venir Next" fo:font-family="'Avenir Next'" style:font-pitch="variable" fo:font-size="22pt" fo:font-style="normal" fo:text-shadow="none" style:text-underline-style="none" fo:font-weight="normal" style:font-name-asian="Tahoma1" style:font-family-asian="Tahoma" style:font-family-generic-asian="swiss" style:font-pitch-asian="variable" style:font-size-asian="22pt" style:font-style-asian="normal" style:font-weight-asian="normal" style:font-name-complex="Tahoma1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3" style:family="presentation" style:parent-style-name="MyIBM-outline2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venir Next" fo:font-family="'Avenir Next'" style:font-pitch="variable" fo:font-size="22pt" fo:font-style="normal" fo:text-shadow="none" style:text-underline-style="none" fo:font-weight="normal" style:font-name-asian="Tahoma1" style:font-family-asian="Tahoma" style:font-family-generic-asian="swiss" style:font-pitch-asian="variable" style:font-size-asian="22pt" style:font-style-asian="normal" style:font-weight-asian="normal" style:font-name-complex="Tahoma1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4" style:family="presentation" style:parent-style-name="MyIBM-outline3">
      <style:paragraph-properties fo:margin-left="3.342cm" fo:margin-right="0cm" fo:margin-top="0.141cm" fo:margin-bottom="0cm" fo:line-height="100%" fo:text-align="start" fo:text-indent="-0.481cm" style:punctuation-wrap="hanging" style:line-break="strict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5" style:family="presentation" style:parent-style-name="MyIBM-outline4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6" style:family="presentation" style:parent-style-name="MyIBM-outline5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7" style:family="presentation" style:parent-style-name="MyIBM-outline6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8" style:family="presentation" style:parent-style-name="MyIBM-outline7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9" style:family="presentation" style:parent-style-name="MyIBM-outline8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subtitle" style:family="presentation">
      <style:graphic-properties draw:stroke="none" draw:fill="none" draw:textarea-vertical-align="middle" fo:wrap-option="no-wrap">
        <text:list-style style:name="My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-title" style:family="presentation">
      <style:graphic-properties draw:stroke="none" draw:fill="none" draw:fill-color="#4178be" draw:textarea-horizontal-align="justify" draw:textarea-vertical-align="top" draw:auto-grow-height="false" draw:auto-grow-width="false" fo:min-height="1.779cm" fo:min-width="0cm" fo:padding-top="0.305cm" fo:padding-bottom="0.13cm" fo:padding-left="0.25cm" fo:padding-right="0.25cm" fo:wrap-option="wrap" draw:shadow="hidden" draw:shadow-color="#808080">
        <text:list-style style:name="MyIBM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2cm" fo:margin-right="0cm" fo:margin-top="0.152cm" fo:margin-bottom="0.102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28pt" fo:font-style="normal" fo:text-shadow="none" style:text-underline-style="none" fo:font-weight="normal" fo:background-color="transparent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yIBM_5f_Title-background" style:display-name="MyIBM_Title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_5f_Title-backgroundobjects" style:display-name="MyIBM_Title-backgroundobjects" style:family="presentation">
      <style:graphic-properties svg:stroke-width="0.06cm" svg:stroke-color="#808080" draw:fill-color="#ffff99" fo:wrap-option="no-wrap" draw:shadow="visible" draw:shadow-offset-x="0.152cm" draw:shadow-offset-y="0.152cm" draw:shadow-color="#dddddd" draw:shadow-opacity="75%"/>
      <style:text-properties style:letter-kerning="true"/>
    </style:style>
    <style:style style:name="MyIBM_5f_Title-notes" style:display-name="MyIBM_Title-notes" style:family="presentation">
      <style:graphic-properties draw:stroke="none" draw:fill="none" fo:wrap-option="no-wrap">
        <text:list-style style:name="MyIBM_5f_Title-notes" style:display-name="MyIBM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_5f_Title-outline1" style:display-name="MyIBM_Title-outline1" style:family="presentation">
      <style:graphic-properties draw:stroke="none" draw:fill="none" draw:fill-color="#006699" fo:wrap-option="no-wrap">
        <text:list-style style:name="MyIBM_5f_Title-outline1" style:display-name="MyIBM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outline2" style:display-name="MyIBM_Title-outline2" style:family="presentation" style:parent-style-name="MyIBM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3" style:display-name="MyIBM_Title-outline3" style:family="presentation" style:parent-style-name="MyIBM_5f_Title-outline2"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4" style:display-name="MyIBM_Title-outline4" style:family="presentation" style:parent-style-name="MyIBM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5" style:display-name="MyIBM_Title-outline5" style:family="presentation" style:parent-style-name="MyIBM_5f_Title-outline4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6" style:display-name="MyIBM_Title-outline6" style:family="presentation" style:parent-style-name="MyIBM_5f_Title-outline5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7" style:display-name="MyIBM_Title-outline7" style:family="presentation" style:parent-style-name="MyIBM_5f_Title-outline6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8" style:display-name="MyIBM_Title-outline8" style:family="presentation" style:parent-style-name="MyIBM_5f_Title-outline7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9" style:display-name="MyIBM_Title-outline9" style:family="presentation" style:parent-style-name="MyIBM_5f_Title-outline8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subtitle" style:display-name="MyIBM_Title-sub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MyIBM_5f_Title-subtitle" style:display-name="MyIBM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title" style:display-name="MyIBM_Title-title" style:family="presentation">
      <style:graphic-properties draw:stroke="none" draw:fill="solid" draw:fill-color="#eeeeee" draw:textarea-horizontal-align="justify" draw:textarea-vertical-align="bottom" draw:auto-grow-height="false" draw:auto-grow-width="false" fo:min-height="5.589cm" fo:min-width="0cm" fo:padding-top="0.13cm" fo:padding-bottom="0.13cm" fo:padding-left="0.25cm" fo:padding-right="0.25cm" fo:wrap-option="wrap" draw:shadow="hidden" draw:shadow-color="#808080">
        <text:list-style style:name="MyIBM_5f_Title-title" style:display-name="MyIBM_Title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36pt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36pt" style:font-style-asian="normal" style:font-weight-asian="bold" style:font-name-complex="Tahoma1" style:font-family-complex="Tahoma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yIBM-backgroundobjects">
      <style:graphic-properties draw:stroke="none" svg:stroke-color="#4178be" draw:fill="solid" draw:fill-color="#325c80" draw:gradient-step-count="0" draw:textarea-horizontal-align="justify" draw:textarea-vertical-align="middle" draw:auto-grow-height="false" fo:min-height="2.026cm" fo:min-width="25.408cm"/>
    </style:style>
    <style:style style:name="Mpr2" style:family="presentation" style:parent-style-name="MyIBM-outline1">
      <style:graphic-properties fo:min-height="14.472cm"/>
    </style:style>
    <style:style style:name="Mpr3" style:family="presentation" style:parent-style-name="MyIBM-title">
      <style:graphic-properties draw:auto-grow-height="false" fo:min-height="3.181cm" style:protect="position size"/>
    </style:style>
    <style:style style:name="Mpr4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882cm"/>
    </style:style>
    <style:style style:name="Mpr5" style:family="presentation" style:parent-style-name="MyIBM-backgroundobjects">
      <style:graphic-properties draw:stroke="none" draw:fill="solid" draw:fill-color="#4178be" draw:textarea-horizontal-align="justify" draw:textarea-vertical-align="middle" draw:auto-grow-height="false" fo:min-height="0.502cm" fo:min-width="8.102cm"/>
    </style:style>
    <style:style style:name="Mpr6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99cm"/>
    </style:style>
    <style:style style:name="Mpr7" style:family="presentation" style:parent-style-name="My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My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882cm"/>
    </style:style>
    <style:style style:name="Mpr10" style:family="presentation" style:parent-style-name="MyIBM_5f_Title-backgroundobjects">
      <style:graphic-properties draw:stroke="none" draw:fill="solid" draw:fill-color="#4178be" draw:textarea-horizontal-align="justify" draw:textarea-vertical-align="middle" draw:auto-grow-height="false" fo:min-height="0.502cm" fo:min-width="8.102cm"/>
    </style:style>
    <style:style style:name="Mpr11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99cm"/>
    </style:style>
    <style:style style:name="Mpr12" style:family="presentation" style:parent-style-name="MyIBM_5f_Titl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MyIBM_5f_Titl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loext:graphic-properties draw:fill="solid" draw:fill-color="#ffffff"/>
      <style:paragraph-properties fo:text-align="center" style:punctuation-wrap="hanging" style:line-break="strict" style:writing-mode="lr-tb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loext:graphic-properties draw:fill="solid" draw:fill-color="#325c80" draw:gradient-step-count="0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325c80"/>
      <style:paragraph-properties fo:text-align="center"/>
      <style:text-properties fo:color="#ffffff" style:font-name="Avenir Next" fo:font-size="8pt" style:font-size-asian="8pt" style:font-size-complex="8pt"/>
    </style:style>
    <style:style style:name="MP9" style:family="paragraph">
      <loext:graphic-properties draw:fill="solid" draw:fill-color="#4178be"/>
      <style:paragraph-properties fo:text-align="center"/>
      <style:text-properties fo:color="#ffffff" style:font-name="Avenir Next" fo:font-size="8pt" style:font-size-asian="8pt" style:font-size-complex="8pt"/>
    </style:style>
    <style:style style:name="MP10" style:family="paragraph">
      <loext:graphic-properties draw:fill="none"/>
    </style:style>
    <style:style style:name="MP11" style:family="paragraph">
      <style:paragraph-properties fo:margin-left="0cm" fo:margin-right="0cm" fo:text-indent="0cm" style:punctuation-wrap="simple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3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fo:color="#ffffff" style:font-name="Avenir Next" fo:font-size="8pt" style:font-size-asian="8pt" style:font-size-complex="8pt"/>
    </style:style>
    <style:style style:name="MT3" style:family="text">
      <style:text-properties fo:color="#ffffff" style:font-name="Avenir Next" fo:font-size="8pt" style:font-name-asian="Tahoma1" style:font-size-asian="8pt" style:font-name-complex="Tahoma1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  <text:list-style style:name="ML3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1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1cm" svg:x="10.79cm" svg:y="0cm" presentation:class="date-time">
        <draw:text-box>
          <text:list text:style-name="ML1">
            <text:list-header>
              <text:p text:style-name="MP4"><text:span text:style-name="MT1"><text:date style:data-style-name="D6" text:date-value="2020-10-13">13 octobre 2020</text:date></text:span></text:p>
            </text:list-header>
          </text:list>
        </draw:text-box>
      </draw:frame>
      <draw:frame draw:style-name="Mgr3" draw:text-style-name="MP3" draw:layer="backgroundobjects" svg:width="8.255cm" svg:height="1.271cm" svg:x="-0.001cm" svg:y="24.12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1cm" svg:x="10.79cm" svg:y="24.12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yIBM" style:page-layout-name="PM1" draw:style-name="Mdp1">
      <draw:custom-shape presentation:style-name="Mpr1" draw:text-style-name="MP6" draw:layer="backgroundobjects" svg:width="25.908cm" svg:height="2.286cm" svg:x="-0.254cm" svg:y="-0.25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3.622cm" svg:height="14.732cm" svg:x="0.762cm" svg:y="2.80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5.4cm" svg:height="2.032cm" svg:x="0cm" svg:y="0cm" presentation:class="title">
        <draw:text-box>
          <text:p>Click to edit the title text format</text:p>
        </draw:text-box>
      </draw:frame>
      <draw:custom-shape presentation:style-name="Mpr4" draw:text-style-name="MP8" draw:layer="backgroundobjects" svg:width="8.382cm" svg:height="0.762cm" svg:x="0cm" svg:y="18.288cm">
        <text:p text:style-name="MP7"><text:span text:style-name="MT2"><text:page-number>&lt;number&gt;</text:page-number></text:span><text:span text:style-name="MT2"><text:s/>/ </text:span><text:span text:style-name="MT2"><text:page-count>1</text:page-count></text:span></text:p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8.602cm" svg:height="0.762cm" svg:x="8.382cm" svg:y="18.288cm">
        <text:p text:style-name="MP7"><text:span text:style-name="MT2">IT-5209E Intelligence artificielle : Chaire IBM</text:span></text:p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8.49cm" svg:height="0.762cm" svg:x="16.91cm" svg:y="18.288cm">
        <text:p text:style-name="MP7"><text:span text:style-name="MT3">© </text:span><text:span text:style-name="MT2">2020 IBM Corporation</text:span></text:p>
        <draw:enhanced-geometry svg:viewBox="0 0 21600 21600" draw:type="rectangle" draw:enhanced-path="M 0 0 L 21600 0 21600 21600 0 21600 0 0 Z N"/>
      </draw:custom-shape>
      <presentation:notes style:page-layout-name="PM0">
        <draw:frame presentation:style-name="Mpr7" draw:text-style-name="MP3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7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MyIBM-title" draw:layer="backgroundobjects" svg:width="12.7cm" svg:height="9.526cm" svg:x="3.175cm" svg:y="1.904cm" presentation:class="page"/>
        <draw:frame presentation:style-name="MyIBM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3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8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MyIBM_5f_Title" style:display-name="MyIBM_Title" style:page-layout-name="PM1" draw:style-name="Mdp1">
      <draw:frame presentation:style-name="MyIBM_5f_Title-title" draw:layer="backgroundobjects" svg:width="24.249cm" svg:height="5.588cm" svg:x="0.588cm" svg:y="5.91cm" presentation:class="title" presentation:placeholder="true">
        <draw:text-box/>
      </draw:frame>
      <draw:frame presentation:style-name="MyIBM_5f_Title-subtitle" draw:layer="backgroundobjects" svg:width="4.573cm" svg:height="0.99cm" svg:x="0.507cm" svg:y="1.778cm" presentation:class="subtitle" presentation:placeholder="true">
        <draw:text-box/>
      </draw:frame>
      <draw:frame presentation:style-name="MyIBM_5f_Title-outline1" draw:layer="backgroundobjects" svg:width="12.446cm" svg:height="11.049cm" svg:x="5.588cm" svg:y="0.587cm" presentation:class="outline" presentation:placeholder="true">
        <draw:text-box/>
      </draw:frame>
      <draw:custom-shape presentation:style-name="Mpr9" draw:text-style-name="MP8" draw:layer="backgroundobjects" svg:width="8.382cm" svg:height="0.762cm" svg:x="0cm" svg:y="18.288cm">
        <text:p text:style-name="MP7"><text:span text:style-name="MT2">Sept. 29, 2020</text:span></text:p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8.602cm" svg:height="0.762cm" svg:x="8.382cm" svg:y="18.288cm">
        <text:p text:style-name="MP7"><text:span text:style-name="MT2">IT-5209E Intelligence artificielle : Chaire IBM</text:span></text:p>
        <draw:enhanced-geometry svg:viewBox="0 0 21600 21600" draw:type="rectangle" draw:enhanced-path="M 0 0 L 21600 0 21600 21600 0 21600 0 0 Z N"/>
      </draw:custom-shape>
      <draw:custom-shape presentation:style-name="Mpr11" draw:text-style-name="MP8" draw:layer="backgroundobjects" svg:width="8.49cm" svg:height="0.762cm" svg:x="16.91cm" svg:y="18.288cm">
        <text:p text:style-name="MP7"><text:span text:style-name="MT3">© </text:span><text:span text:style-name="MT2">2020 IBM Corporation</text:span></text:p>
        <draw:enhanced-geometry svg:viewBox="0 0 21600 21600" draw:type="rectangle" draw:enhanced-path="M 0 0 L 21600 0 21600 21600 0 21600 0 0 Z N"/>
      </draw:custom-shape>
      <draw:frame draw:style-name="Mgr4" draw:text-style-name="MP10" draw:layer="backgroundobjects" svg:width="4.978cm" svg:height="2.032cm" svg:x="19.506cm" svg:y="1.07cm">
        <draw:image xlink:href="Pictures/10000201000001600000008F6A783A3DC8932FE7.png" xlink:type="simple" xlink:show="embed" xlink:actuate="onLoad" loext:mime-type="image/png">
          <text:p/>
        </draw:image>
      </draw:frame>
      <presentation:notes style:page-layout-name="PM0">
        <draw:frame presentation:style-name="Mpr12" draw:text-style-name="MP12" draw:layer="backgroundobjects" svg:width="8.255cm" svg:height="1.271cm" svg:x="-0.001cm" svg:y="0cm" presentation:class="header">
          <draw:text-box>
            <text:list text:style-name="ML5">
              <text:list-header>
                <text:p text:style-name="MP11"><text:span text:style-name="MT4"><presentation:header/></text:span></text:p>
              </text:list-header>
            </text:list>
          </draw:text-box>
        </draw:frame>
        <draw:frame presentation:style-name="Mpr12" draw:text-style-name="MP14" draw:layer="backgroundobjects" svg:width="8.255cm" svg:height="1.271cm" svg:x="10.79cm" svg:y="0cm" presentation:class="date-time">
          <draw:text-box>
            <text:list text:style-name="ML5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MyIBM_5f_Title-title" draw:layer="backgroundobjects" svg:width="12.7cm" svg:height="9.526cm" svg:x="3.175cm" svg:y="1.904cm" presentation:class="page"/>
        <draw:frame presentation:style-name="MyIBM_5f_Title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12" draw:layer="backgroundobjects" svg:width="8.255cm" svg:height="1.271cm" svg:x="-0.001cm" svg:y="24.125cm" presentation:class="footer">
          <draw:text-box>
            <text:list text:style-name="ML5">
              <text:list-header>
                <text:p text:style-name="MP11"><text:span text:style-name="MT4"><presentation:footer/></text:span></text:p>
              </text:list-header>
            </text:list>
          </draw:text-box>
        </draw:frame>
        <draw:frame presentation:style-name="Mpr13" draw:text-style-name="MP14" draw:layer="backgroundobjects" svg:width="8.255cm" svg:height="1.271cm" svg:x="10.79cm" svg:y="24.125cm" presentation:class="page-number">
          <draw:text-box>
            <text:list text:style-name="ML5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P Optimizer A generic optimization engine at the crossroad of AI and OR for solving industrial scheduling problems</dc:title>
    <meta:initial-creator>Philippe Laborie</meta:initial-creator>
    <meta:creation-date>2013-07-29T18:08:22.500000000</meta:creation-date>
    <meta:editing-cycles>1074</meta:editing-cycles>
    <meta:editing-duration>P7DT16H28M25S</meta:editing-duration>
    <meta:generator>LibreOffice/6.2.3.2$MacOSX_X86_64 LibreOffice_project/aecc05fe267cc68dde00352a451aa867b3b546ac</meta:generator>
    <dc:date>2020-10-13T12:56:37.079921738</dc:date>
    <dc:creator>Philippe Laborie</dc:creator>
    <meta:document-statistic meta:object-count="40"/>
  </office:meta>
</office:document-meta>
</file>